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it" fo:country="IT" officeooo:paragraph-rsid="001761bb"/>
    </style:style>
    <style:style style:name="P2" style:family="paragraph" style:parent-style-name="Text_20_body">
      <style:text-properties fo:language="it" fo:country="IT" officeooo:paragraph-rsid="001a635b"/>
    </style:style>
    <style:style style:name="P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language="it" fo:country="IT" officeooo:paragraph-rsid="001928a1"/>
    </style:style>
    <style:style style:name="P4" style:family="paragraph" style:parent-style-name="Text_20_body" style:list-style-name="L2">
      <loext:graphic-properties draw:fill="none"/>
      <style:paragraph-properties fo:margin-top="0cm" fo:margin-bottom="0.247cm" loext:contextual-spacing="false" fo:line-height="120%" fo:background-color="transparent"/>
      <style:text-properties fo:language="it" fo:country="IT" officeooo:rsid="001928a1" officeooo:paragraph-rsid="001928a1"/>
    </style:style>
    <style:style style:name="P5" style:family="paragraph" style:parent-style-name="Text_20_body" style:list-style-name="L2">
      <loext:graphic-properties draw:fill="none"/>
      <style:paragraph-properties fo:margin-top="0cm" fo:margin-bottom="0.247cm" loext:contextual-spacing="false" fo:line-height="120%" fo:background-color="transparent"/>
      <style:text-properties fo:language="it" fo:country="IT" officeooo:rsid="001a635b" officeooo:paragraph-rsid="001a635b"/>
    </style:style>
    <style:style style:name="P6" style:family="paragraph" style:parent-style-name="Text_20_body">
      <loext:graphic-properties draw:fill="none"/>
      <style:paragraph-properties fo:margin-top="0cm" fo:margin-bottom="0.247cm" loext:contextual-spacing="false" fo:line-height="120%" fo:background-color="transparent"/>
      <style:text-properties fo:language="it" fo:country="IT" officeooo:rsid="001a635b" officeooo:paragraph-rsid="001a635b"/>
    </style:style>
    <style:style style:name="P7" style:family="paragraph" style:parent-style-name="Text_20_body" style:master-page-name="">
      <loext:graphic-properties draw:fill="none"/>
      <style:paragraph-properties fo:margin-left="0cm" fo:margin-right="0cm" fo:margin-top="0cm" fo:margin-bottom="0.247cm" loext:contextual-spacing="false" fo:line-height="120%" fo:text-indent="1cm" style:auto-text-indent="false" style:page-number="auto" fo:background-color="transparent"/>
      <style:text-properties fo:language="it" fo:country="IT" officeooo:rsid="001a635b" officeooo:paragraph-rsid="001a635b"/>
    </style:style>
    <style:style style:name="P8" style:family="paragraph" style:parent-style-name="Text_20_body">
      <loext:graphic-properties draw:fill="none"/>
      <style:paragraph-properties fo:margin-left="0cm" fo:margin-right="0cm" fo:margin-top="0cm" fo:margin-bottom="0.247cm" loext:contextual-spacing="false" fo:line-height="120%" fo:text-indent="1cm" style:auto-text-indent="false" fo:background-color="transparent"/>
      <style:text-properties fo:language="it" fo:country="IT" officeooo:rsid="001a635b" officeooo:paragraph-rsid="001a635b"/>
    </style:style>
    <style:style style:name="P9" style:family="paragraph" style:parent-style-name="Standard">
      <style:text-properties fo:language="it" fo:country="IT" officeooo:rsid="0014e923" officeooo:paragraph-rsid="0014e923"/>
    </style:style>
    <style:style style:name="P10" style:family="paragraph" style:parent-style-name="Standard" style:list-style-name="L1">
      <style:text-properties fo:language="it" fo:country="IT" officeooo:rsid="0014e923" officeooo:paragraph-rsid="0014e923"/>
    </style:style>
    <style:style style:name="P11" style:family="paragraph" style:parent-style-name="Standard" style:list-style-name="L1">
      <style:text-properties fo:language="it" fo:country="IT" officeooo:rsid="00163496" officeooo:paragraph-rsid="00163496"/>
    </style:style>
    <style:style style:name="P12" style:family="paragraph" style:parent-style-name="Standard">
      <style:text-properties fo:language="it" fo:country="IT" officeooo:rsid="0016f289" officeooo:paragraph-rsid="0016f289"/>
    </style:style>
    <style:style style:name="P13" style:family="paragraph" style:parent-style-name="Heading_20_3">
      <style:text-properties fo:language="it" fo:country="IT"/>
    </style:style>
    <style:style style:name="P14" style:family="paragraph" style:parent-style-name="Heading_20_3">
      <style:text-properties fo:language="it" fo:country="IT" officeooo:rsid="001928a1" officeooo:paragraph-rsid="001928a1"/>
    </style:style>
    <style:style style:name="P15" style:family="paragraph" style:parent-style-name="Heading_20_3">
      <style:text-properties fo:language="it" fo:country="IT" officeooo:rsid="001a635b" officeooo:paragraph-rsid="001a635b"/>
    </style:style>
    <style:style style:name="T1" style:family="text">
      <style:text-properties officeooo:rsid="00163496"/>
    </style:style>
    <style:style style:name="T2" style:family="text">
      <style:text-properties officeooo:rsid="0016f289"/>
    </style:style>
    <style:style style:name="T3" style:family="text">
      <style:text-properties officeooo:rsid="001761bb"/>
    </style:style>
    <style:style style:name="T4" style:family="text">
      <style:text-properties officeooo:rsid="001928a1"/>
    </style:style>
    <style:style style:name="T5" style:family="text">
      <style:text-properties officeooo:rsid="001a635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lazione da parte mia</text:p>
      <text:p text:style-name="P9"/>
      <text:p text:style-name="P9">custom shader per asteroid</text:p>
      <text:p text:style-name="P9"><text:tab/>I vertex shader deforma <text:span text:style-name="T1">superficie</text:span> degli asteroidi <text:span text:style-name="T1">in base a i tre parametri passati al VS. Questi parametri sono :</text:span></text:p>
      <text:list xml:id="list62959183763380371" text:style-name="L1">
        <text:list-item>
          <text:p text:style-name="P10"><text:span text:style-name="T1">displaysmant map</text:span></text:p>
        </text:list-item>
        <text:list-item>
          <text:p text:style-name="P11">raggio dei asteroidi</text:p>
        </text:list-item>
        <text:list-item>
          <text:p text:style-name="P11">un valore pseudo casuale </text:p>
        </text:list-item>
      </text:list>
      <text:p text:style-name="P12">Questo garantisce un eterogeneità degli asteroidi inqunato anche se 2 asteroidi attivati consecutivamente hanno raggio uguale ( che è abbastanza raro dato che il raggio viene risettato ad ogni attivazione) non è detto che avranno valori casuali uguali.</text:p>
      <text:p text:style-name="P12"/>
      <text:p text:style-name="P12">Per raggiungere lo scopo di eterogeneità abbiamo dovuto clonare materiali per ogni asteroide, altrimenti cambiamento di raggio o del valore casuale di un asteroide variva l’aspetto di altri.</text:p>
      <text:p text:style-name="P12"/>
      <text:p text:style-name="P12">Nel fragment shader combina la BRDF e tecnica di normal mapping visti a lezione. L’unica differenza sta nel numero dei sorgenti della luce, che nel nostro caso è 3. </text:p>
      <text:p text:style-name="P12"/>
      <text:h text:style-name="P13" text:outline-level="3">spaceship</text:h>
      <text:p text:style-name="P1"><text:tab/><text:span text:style-name="T2">Si come non abbiamo trovato nessun modello di spaceship già creato in qualche 3D edito, che ci piaccia, abbiamo deciso di mantenere il nostro vecchio spaceship creato da cilindri. Lunica diferenza sta nel fatto che in questo nuovo release c’è anche la fiamma animata. </text:span></text:p>
      <text:p text:style-name="P1"><text:span text:style-name="T2"><text:tab/>Gli shader di spaceship (senza la fiamma) sono molto basilari e in realtà si tratta del unica coppia di VS e FS che cambiano colore del materiale in base alle uniforms passate. </text:span></text:p>
      <text:p text:style-name="P1"><text:tab/><text:span text:style-name="T3">Gli shader della fiamma invece sono ben diversi e un pò più complicati. Questi shader implementano la distorsione della superficie del cono per renderlo più simile alla fiamma di un missile. FS da la possibilità di regolare la luminosità della fiamma e velocità della animazione della texture. Tutti questi parametri sono regolati dalla classe di spacheip, basta solo giocare con i parametri per ottenere effetti diversi valori.</text:span></text:p>
      <text:p text:style-name="P1"><text:tab/></text:p>
      <text:h text:style-name="P14" text:outline-level="3">luci</text:h>
      <text:p text:style-name="P3"><text:tab/><text:span text:style-name="T4">Nella nuova relese abbiamo aggiunto 3 fonti d'illuminazione:</text:span></text:p>
      <text:list xml:id="list4645716249024076684" text:style-name="L2">
        <text:list-item>
          <text:p text:style-name="P4">La point light che serve per imitare una stella molto vicina (anche se nel ambiente del gioco non è <text:span text:style-name="T5">modellata</text:span> con una mesh). Questa point light <text:span text:style-name="T5">illumina</text:span> oggetti di luce bianca.</text:p>
        </text:list-item>
        <text:list-item>
          <text:p text:style-name="P4">La point light della nave. <text:span text:style-name="T5">Si muove insieme alla navicella e produce luce blue.</text:span></text:p>
        </text:list-item>
        <text:list-item>
          <text:p text:style-name="P5">La luce d’ambiente</text:p>
        </text:list-item>
      </text:list>
      <text:p text:style-name="P6">Ne abbiamo definito anche la luce direzionale (la struttura dati), ma alla fine abbiamo utilizzo per essa.</text:p>
      <text:p text:style-name="P6"/>
      <text:h text:style-name="P15" text:outline-level="3"><text:soft-page-break/>Animazione asteroidi</text:h>
      <text:p text:style-name="P2"/>
      <text:p text:style-name="P7">In questa nuova release abbiamo modificato il moto di asteroidi, si tratta sempre di moto direzionale uniforme, ma ogni asteroide a la sua traiettoria di movimento. In più ogni asteroide ruota attorno alle 2 assi scelti nel momento di attivazione. Abbiamo usato si gli angoli di eulero sia quaternioni implementati nel THREEJS per realizzare questa movimento. </text:p>
      <text:p text:style-name="P8">In pratica ad ogni asteroide viene settato la rotazione durante update, poi viene usato quaternione inverso per aggiornare la direzione di asteroide. Questo permette di far si che ogni asteroide continua a muoversi avanti lungo traiettoria, settata al momento di inizializzazione.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4:22:43.723747000</meta:creation-date>
    <dc:date>2016-10-09T16:29:48.463677000</dc:date>
    <meta:editing-duration>PT20S</meta:editing-duration>
    <meta:editing-cycles>1</meta:editing-cycles>
    <meta:document-statistic meta:table-count="0" meta:image-count="0" meta:object-count="0" meta:page-count="2" meta:paragraph-count="23" meta:word-count="455" meta:character-count="2829" meta:non-whitespace-character-count="2390"/>
    <meta:generator>LibreOffice/5.2.0.4$MacOSX_X86_64 LibreOffice_project/066b007f5ebcc236395c7d282ba488bca6720265</meta:generator>
  </office:meta>
</office:document-meta>
</file>